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5])" office:value-type="float" office:value="875.61" calcext:value-type="float">
            <text:p>875.6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8:.B51])" office:value-type="float" office:value="1700.5" calcext:value-type="float">
            <text:p>1700.5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for laborers 2017-12-0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3:.B66])" office:value-type="float" office:value="34.6" calcext:value-type="float">
            <text:p>34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7])" office:value-type="float" office:value="2887.04" calcext:value-type="float">
            <text:p>2887.04</text:p>
          </table:table-cell>
          <table:table-cell table:formula="of:=SUM([.C1:.C68])" office:value-type="float" office:value="2887.04" calcext:value-type="float">
            <text:p>2887.0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3:.B78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69];[.B80])" office:value-type="float" office:value="-4419.6" calcext:value-type="float">
            <text:p>-4419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 fees to precipice grant collaborator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2" table:formula="of:=SUM([.B86:.B89])" office:value-type="float" office:value="1675" calcext:value-type="float">
            <text:p>16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2];[.B91])" office:value-type="float" office:value="-2744.6" calcext:value-type="float">
            <text:p>-2744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00-00-00</text:date>, <text:time style:data-style-name="N2" text:time-value="16:29:54.480786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6:32:43.415083159</dc:date>
    <meta:editing-duration>PT21H3M31S</meta:editing-duration>
    <meta:editing-cycles>115</meta:editing-cycles>
    <meta:generator>LibreOffice/5.1.6.2$Linux_X86_64 LibreOffice_project/10m0$Build-2</meta:generator>
    <meta:document-statistic meta:table-count="2" meta:cell-count="378" meta:object-count="0"/>
  </office:meta>
</office:document-meta>
</file>